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6.37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0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634cm" fo:min-width="1.09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4cm" fo:min-width="1.446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342cm" fo:min-width="4.959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342cm" fo:min-width="8.87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342cm" fo:min-width="6.218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1" style:family="graphic" style:parent-style-name="standard">
      <style:graphic-properties draw:fill-color="#ff860d" draw:textarea-horizontal-align="justify" draw:textarea-vertical-align="middle" draw:auto-grow-height="false" fo:min-height="1.164cm" fo:min-width="5.688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972f" draw:marker-end="Extrémités_20_de_20_flèche_20_28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12cm" fo:min-width="1.976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3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xtrémités_20_de_20_flèche_20_3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xtrémités_20_de_20_flèche_20_34" draw:marker-end-width="0.3cm" draw:fill="none" draw:textarea-vertical-align="middle" loext:decorative="false"/>
    </style:style>
    <style:style style:name="gr33" style:family="graphic" style:parent-style-name="standard">
      <style:graphic-properties draw:fill-color="#ffffa6" draw:opacity="100%" draw:opacity-name="Transparency_20_4" draw:textarea-horizontal-align="justify" draw:textarea-vertical-align="middle" draw:auto-grow-height="false" fo:min-height="2.402cm" fo:min-width="5.334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Extrémités_20_de_20_flèche_20_3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860d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a6" draw:opacity="100%" draw:opacity-name="Transparency_20_4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719cm" svg:height="2.25cm" svg:x="1.5cm" svg:y="12.25cm">
          <text:p text:style-name="P1"><text:span text:style-name="T1">!*prec-generic-infix-parser-rec</text:span></text:p>
          <text:p text:style-name="P1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75cm" svg:height="2.5cm" svg:x="10.25cm" svg:y="14.5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5cm" svg:height="2cm" svg:x="21.75cm" svg:y="14.75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36cm" svg:y1="14.5cm" svg:x2="10.25cm" svg:y2="15.75cm" draw:start-shape="id1" draw:start-glue-point="8" draw:end-shape="id2" draw:end-glue-point="6" svg:d="M6360 14500l3890 1250" svg:viewBox="0 0 3891 1251">
          <text:p/>
        </draw:connector>
        <draw:connector draw:style-name="gr5" draw:text-style-name="P3" draw:layer="layout" draw:type="line" svg:x1="20cm" svg:y1="15.75cm" svg:x2="21.75cm" svg:y2="15.75cm" draw:start-shape="id2" draw:start-glue-point="10" draw:end-shape="id3" draw:end-glue-point="6" svg:d="M20000 15750h1750" svg:viewBox="0 0 1751 1">
          <text:p/>
        </draw:connector>
        <draw:frame draw:style-name="gr6" draw:text-style-name="P4" draw:layer="layout" svg:width="10.5cm" svg:height="1.673cm" svg:x="9.75cm" svg:y="17.827cm">
          <draw:text-box>
            <text:p><text:span text:style-name="T2">infix-with-precedence-to-prefix</text:span></text:p>
          </draw:text-box>
        </draw:frame>
        <draw:connector draw:style-name="gr7" draw:text-style-name="P3" draw:layer="layout" draw:type="curve" svg:x1="22.701cm" svg:y1="16.457cm" svg:x2="27.299cm" svg:y2="16.457cm" draw:start-shape="id3" draw:start-glue-point="7" draw:end-shape="id3" draw:end-glue-point="9" svg:d="M22701 16457c0 1192 4598 1192 4598 0" svg:viewBox="0 0 4599 895">
          <text:p/>
        </draw:connector>
        <draw:custom-shape draw:style-name="gr8" draw:text-style-name="P2" xml:id="id4" draw:id="id4" draw:layer="layout" svg:width="6.75cm" svg:height="1.5cm" svg:x="21.5cm" svg:y="12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5cm" svg:y1="14.75cm" svg:x2="24.875cm" svg:y2="13.5cm" draw:start-shape="id3" draw:start-glue-point="4" draw:end-shape="id4" draw:end-glue-point="8" svg:d="M25000 14750l-125-1250" svg:viewBox="0 0 126 1251">
          <text:p/>
        </draw:connector>
        <draw:connector draw:style-name="gr10" draw:text-style-name="P3" draw:layer="layout" draw:type="curve" svg:x1="22.488cm" svg:y1="12.219cm" svg:x2="27.262cm" svg:y2="12.219cm" draw:start-shape="id4" draw:start-glue-point="5" draw:end-shape="id4" draw:end-glue-point="11" svg:d="M22488 12219c0-1080 4774-1080 4774 0" svg:viewBox="0 0 4775 811">
          <text:p/>
        </draw:connector>
        <draw:custom-shape draw:style-name="gr11" draw:text-style-name="P2" xml:id="id6" draw:id="id6" draw:layer="layout" svg:width="2.25cm" svg:height="1.25cm" svg:x="6.25cm" svg:y="4.75cm">
          <text:p text:style-name="P1"><text:span text:style-name="T1">$nfx$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2.75cm" svg:height="1.25cm" svg:x="1.25cm" svg:y="1.25cm">
          <text:p text:style-name="P1"><text:span text:style-name="T1">def-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391cm" svg:y1="9.75cm" svg:x2="6.36cm" svg:y2="12.25cm" draw:start-shape="id5" draw:start-glue-point="8" draw:end-shape="id1" draw:end-glue-point="4" svg:d="M7391 9750l-1031 2500" svg:viewBox="0 0 1032 2501">
          <text:p/>
        </draw:connector>
        <draw:connector draw:style-name="gr14" draw:text-style-name="P3" draw:layer="layout" draw:type="curve" draw:line-skew="0.562cm -0.438cm" svg:x1="11.219cm" svg:y1="13.375cm" svg:x2="9.796cm" svg:y2="12.579cm" draw:start-shape="id1" draw:start-glue-point="10" draw:end-shape="id1" draw:end-glue-point="11" svg:d="M11219 13375c1594 0 1329-1032 575-1707s-1998-991-1998 911" svg:viewBox="0 0 2596 2232">
          <text:p/>
        </draw:connector>
        <draw:custom-shape draw:style-name="gr15" draw:text-style-name="P2" xml:id="id5" draw:id="id5" draw:layer="layout" svg:width="7.719cm" svg:height="2.25cm" svg:x="3.531cm" svg:y="7.5cm">
          <text:p text:style-name="P1"><text:span text:style-name="T1">!*prec-generic-infix-parser</text:span></text:p>
          <text:p text:style-name="P1"><text:span text:style-name="T1">For infix only in { ... } or from {array[ … ]},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line" svg:x1="7.375cm" svg:y1="6cm" svg:x2="7.391cm" svg:y2="7.5cm" draw:start-shape="id6" draw:start-glue-point="8" draw:end-shape="id5" draw:end-glue-point="4" svg:d="M7375 6000l16 1500" svg:viewBox="0 0 17 1501">
          <text:p/>
        </draw:connector>
        <draw:custom-shape draw:style-name="gr17" draw:text-style-name="P2" xml:id="id7" draw:id="id7" draw:layer="layout" svg:width="13.25cm" svg:height="2.25cm" svg:x="14.25cm" svg:y="1.5cm">
          <text:p text:style-name="P1"><text:span text:style-name="T1">!*prec-generic-infix-parser-prepare-runtime</text:span></text:p>
          <text:p text:style-name="P1"><text:span text:style-name="T1">For infix only in { ... } that need runtime evalu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8.5cm" svg:y1="5.375cm" svg:x2="14.25cm" svg:y2="2.625cm" draw:start-shape="id6" draw:start-glue-point="10" draw:end-shape="id7" draw:end-glue-point="6" svg:d="M8500 5375l5750-2750" svg:viewBox="0 0 5751 2751">
          <text:p/>
        </draw:connector>
        <draw:custom-shape draw:style-name="gr19" draw:text-style-name="P2" xml:id="id8" draw:id="id8" draw:layer="layout" svg:width="9.5cm" svg:height="2.25cm" svg:x="18.5cm" svg:y="7.75cm">
          <text:p text:style-name="P1"><text:span text:style-name="T1">!*prec-generic-infix-parser-rec-prep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25.56cm" svg:y1="3.421cm" svg:x2="23.25cm" svg:y2="7.75cm" draw:start-shape="id7" draw:start-glue-point="9" draw:end-shape="id8" draw:end-glue-point="4" svg:d="M25560 3421l-2310 4329" svg:viewBox="0 0 2311 4330">
          <text:p/>
        </draw:connector>
        <draw:custom-shape draw:style-name="gr21" draw:text-style-name="P5" xml:id="id9" draw:id="id9" draw:layer="layout" svg:width="8.75cm" svg:height="2cm" svg:x="10cm" svg:y="5cm">
          <text:p text:style-name="P1"><text:span text:style-name="T3">!*prec-generic-infix-parser-runtime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draw:line-skew="-0.412cm -0.188cm" svg:x1="28cm" svg:y1="8.875cm" svg:x2="26.609cm" svg:y2="8.079cm" draw:start-shape="id8" draw:start-glue-point="10" draw:end-shape="id8" draw:end-glue-point="11" svg:d="M28000 8875c135 0 112-907-269-1488s-1122-835-1122 692" svg:viewBox="0 0 1467 1942">
          <text:p/>
        </draw:connector>
        <draw:connector draw:style-name="gr23" draw:text-style-name="P3" draw:layer="layout" draw:type="line" svg:x1="14.375cm" svg:y1="7cm" svg:x2="15.125cm" svg:y2="14.5cm" draw:start-shape="id9" draw:start-glue-point="8" draw:end-shape="id2" draw:end-glue-point="4" svg:d="M14375 7000l750 7500" svg:viewBox="0 0 751 7501">
          <text:p/>
        </draw:connector>
        <draw:connector draw:style-name="gr24" draw:text-style-name="P3" draw:layer="layout" draw:type="line" svg:x1="11.25cm" svg:y1="8.625cm" svg:x2="15.125cm" svg:y2="14.5cm" draw:start-shape="id5" draw:start-glue-point="10" draw:end-shape="id2" draw:end-glue-point="4" svg:d="M11250 8625l3875 5875" svg:viewBox="0 0 3876 5876">
          <text:p/>
        </draw:connector>
        <draw:connector draw:style-name="gr25" draw:text-style-name="P3" draw:layer="layout" draw:type="line" svg:x1="19.891cm" svg:y1="9.671cm" svg:x2="18.573cm" svg:y2="14.866cm" draw:start-shape="id8" draw:start-glue-point="7" draw:end-shape="id2" draw:end-glue-point="11" svg:d="M19891 9671l-1318 5195" svg:viewBox="0 0 1319 5196">
          <text:p/>
        </draw:connector>
        <draw:connector draw:style-name="gr26" draw:text-style-name="P3" draw:layer="layout" draw:type="line" svg:x1="20.875cm" svg:y1="3.75cm" svg:x2="15.125cm" svg:y2="14.5cm" draw:start-shape="id7" draw:start-glue-point="8" draw:end-shape="id2" draw:end-glue-point="4" svg:d="M20875 3750l-5750 10750" svg:viewBox="0 0 5751 10751">
          <text:p/>
        </draw:connector>
        <draw:connector draw:style-name="gr27" draw:text-style-name="P3" draw:layer="layout" draw:type="line" svg:x1="16.19cm" svg:y1="3.421cm" svg:x2="14.375cm" svg:y2="5cm" draw:start-shape="id7" draw:start-glue-point="7" draw:end-shape="id9" draw:end-glue-point="4" svg:d="M16190 3421l-1815 1579" svg:viewBox="0 0 1816 1580">
          <text:p/>
        </draw:connector>
        <draw:custom-shape draw:style-name="gr28" draw:text-style-name="P2" xml:id="id12" draw:id="id12" draw:layer="layout" svg:width="1.75cm" svg:height="1cm" svg:x="4.5cm" svg:y="3.5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11" draw:id="id11" draw:layer="layout" svg:width="3.5cm" svg:height="1.5cm" svg:x="1.472cm" svg:y="4.426cm">
          <text:p text:style-name="P1"><text:span text:style-name="T1">$nfx$-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1.652cm" svg:y1="2.317cm" svg:x2="1.984cm" svg:y2="4.645cm" draw:start-shape="id10" draw:start-glue-point="7" draw:end-shape="id11" draw:end-glue-point="5" svg:d="M1652 2317l332 2328" svg:viewBox="0 0 333 2329">
          <text:p/>
        </draw:connector>
        <draw:connector draw:style-name="gr31" draw:text-style-name="P3" draw:layer="layout" draw:type="line" svg:x1="3.222cm" svg:y1="5.926cm" svg:x2="2.923cm" svg:y2="12.579cm" draw:start-shape="id11" draw:start-glue-point="8" draw:end-shape="id1" draw:end-glue-point="5" svg:d="M3222 5926l-299 6653" svg:viewBox="0 0 300 6654">
          <text:p/>
        </draw:connector>
        <draw:connector draw:style-name="gr32" draw:text-style-name="P3" draw:layer="layout" draw:type="line" svg:x1="6.25cm" svg:y1="4cm" svg:x2="16.19cm" svg:y2="1.829cm" draw:start-shape="id12" draw:start-glue-point="10" draw:end-shape="id7" draw:end-glue-point="5" svg:d="M6250 4000l9940-2171" svg:viewBox="0 0 9941 2172">
          <text:p/>
        </draw:connector>
        <draw:custom-shape draw:style-name="gr33" draw:text-style-name="P6" draw:layer="layout" svg:width="8.25cm" svg:height="3.75cm" svg:x="1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3" draw:id="id13" draw:layer="layout" svg:width="4cm" svg:height="1.25cm" svg:x="4.75cm" svg:y="1.25cm">
          <text:p text:style-name="P1"><text:span text:style-name="T1">def/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" draw:layer="layout" draw:type="line" svg:x1="5.335cm" svg:y1="2.317cm" svg:x2="3.222cm" svg:y2="4.426cm" draw:start-shape="id13" draw:start-glue-point="7" draw:end-shape="id11" draw:end-glue-point="4" svg:d="M5335 2317l-2113 2109" svg:viewBox="0 0 2114 211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axial" draw:start="100%" draw:end="0%" draw:angle="0deg" draw:border="0%">
      <loext:opacity-stop svg:offset="0" svg:stop-opacity="1"/>
      <loext:opacity-stop svg:offset="1" svg:stop-opacity="0"/>
    </draw:opacity>
    <draw:opacity draw:name="Transparency_20_3" draw:display-name="Transparency 3" draw:style="radial" draw:cx="50%" draw:cy="50%" draw:start="100%" draw:end="0%" draw:border="0%">
      <loext:opacity-stop svg:offset="0" svg:stop-opacity="1"/>
      <loext:opacity-stop svg:offset="1" svg:stop-opacity="0"/>
    </draw:opacity>
    <draw:opacity draw:name="Transparency_20_4" draw:display-name="Transparency 4" draw:style="ellipsoid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5" draw:display-name="Transparency 5" draw:style="square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6" draw:display-name="Transparency 6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4" draw:display-name="Extrémités de flèche 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09-21T22:56:56.077843837</dc:date>
    <meta:editing-duration>P1DT16H38M20S</meta:editing-duration>
    <meta:editing-cycles>30</meta:editing-cycles>
    <meta:generator>LibreOffice/24.2.7.2$Linux_X86_64 LibreOffice_project/420$Build-2</meta:generator>
    <meta:document-statistic meta:object-count="35"/>
  </office:meta>
</office:document-meta>
</file>